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PageStyle_5f_12-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-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jercicio 12-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R, L i C en sèri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 en Hz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 en Ω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 en H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 en F</text:p>
          </table:table-cell>
          <table:table-cell table:style-name="ce1" office:value-type="float" office:value="0.00005" calcext:value-type="float">
            <text:p>0,000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XL = 2*PI()*f*L</text:p>
          </table:table-cell>
          <table:table-cell table:style-name="ce2"/>
          <table:table-cell table:style-name="ce2" office:value-type="string" calcext:value-type="string">
            <text:p>XC = 1/(2*PI()*f*C)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E en V</text:p>
          </table:table-cell>
          <table:table-cell table:style-name="ce1" table:formula="of:=[.B12]*COS(RADIANS([.C12]))" office:value-type="float" office:value="201.59995649875" calcext:value-type="float">
            <text:p>201,5999564988</text:p>
          </table:table-cell>
          <table:table-cell table:style-name="ce1" table:formula="of:=[.B12]*SIN(RADIANS([.C12]))" office:value-type="float" office:value="-75.6666870849694" calcext:value-type="float">
            <text:p>-75,666687085</text:p>
          </table:table-cell>
          <table:table-cell table:style-name="ce1" table:formula="of:=[.D12]*COS(RADIANS([.E12]))" office:value-type="float" office:value="38.0342253228188" calcext:value-type="float">
            <text:p>38,0342253228</text:p>
          </table:table-cell>
          <table:table-cell table:style-name="ce1" table:formula="of:=[.D12]*SIN(RADIANS([.E12]))" office:value-type="float" office:value="101.335190768079" calcext:value-type="float">
            <text:p>101,3351907681</text:p>
          </table:table-cell>
          <table:table-cell table:style-name="ce1" table:formula="of:=[.F12]*COS(RADIANS([.G12]))" office:value-type="float" office:value="-9.63418182156844" calcext:value-type="float">
            <text:p>-9,6341818216</text:p>
          </table:table-cell>
          <table:table-cell table:style-name="ce1" table:formula="of:=[.F12]*SIN(RADIANS([.G12]))" office:value-type="float" office:value="-25.6685036831097" calcext:value-type="float">
            <text:p>-25,668503683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table:formula="of:=[.B14]*[.B16]" office:value-type="float" office:value="215.332278106912" calcext:value-type="float">
            <text:p>215,3322781069</text:p>
          </table:table-cell>
          <table:table-cell table:style-name="ce1" table:formula="of:=[.C14]+[.C16]" office:value-type="float" office:value="-20.5726636505849" calcext:value-type="float">
            <text:p>-20,5726636506</text:p>
          </table:table-cell>
          <table:table-cell table:style-name="ce5" table:formula="of:=[.D14]*[.D16]" office:value-type="float" office:value="108.237808477029" calcext:value-type="float">
            <text:p>108,237808477</text:p>
          </table:table-cell>
          <table:table-cell table:style-name="ce1" table:formula="of:=[.E14]+[.E16]" office:value-type="float" office:value="69.4273363494151" calcext:value-type="float">
            <text:p>69,4273363494</text:p>
          </table:table-cell>
          <table:table-cell table:style-name="ce1" table:formula="of:=[.F14]*[.F16]" office:value-type="float" office:value="27.416957174363" calcext:value-type="float">
            <text:p>27,4169571744</text:p>
          </table:table-cell>
          <table:table-cell table:style-name="ce1" table:formula="of:=[.G14]+[.G16]" office:value-type="float" office:value="-110.572663650585" calcext:value-type="float">
            <text:p>-110,57266365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 en A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1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 en Ω</text:p>
          </table:table-cell>
          <table:table-cell table:style-name="ce1" table:formula="of:=[.B5]" office:value-type="float" office:value="500" calcext:value-type="float">
            <text:p>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251.327412287183" calcext:value-type="float">
            <text:p>251,327412287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-1/(2*PI()*50*[.B7])" office:value-type="float" office:value="-63.6619772367581" calcext:value-type="float">
            <text:p>-63,6619772368</text:p>
          </table:table-cell>
          <table:table-cell table:style-name="ce1" table:formula="of:=[.B15]+[.D15]+[.F15]" office:value-type="float" office:value="500" calcext:value-type="float">
            <text:p>500</text:p>
          </table:table-cell>
          <table:table-cell table:style-name="ce1" table:formula="of:=[.C15]+[.E15]+[.G15]" office:value-type="float" office:value="187.665435050425" calcext:value-type="float">
            <text:p>187,6654350504</text:p>
          </table:table-cell>
          <table:table-cell table:style-name="ce1" office:value-type="string" calcext:value-type="string">
            <text:p>rectangula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table:formula="of:=[.B5]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251.327412287183" calcext:value-type="float">
            <text:p>251,3274122872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1/(2*PI()*50*[.B7])" office:value-type="float" office:value="63.6619772367581" calcext:value-type="float">
            <text:p>63,6619772368</text:p>
          </table:table-cell>
          <table:table-cell table:style-name="ce1" office:value-type="float" office:value="-90" calcext:value-type="float">
            <text:p>-90</text:p>
          </table:table-cell>
          <table:table-cell table:style-name="ce5" table:formula="of:=SQRT([.H15]*[.H15]+[.I15]*[.I15])" office:value-type="float" office:value="534.058344670941" calcext:value-type="float">
            <text:p>534,0583446709</text:p>
          </table:table-cell>
          <table:table-cell table:style-name="ce1" table:formula="of:=DEGREES(ATAN([.I15]/[.H15]))" office:value-type="float" office:value="20.5726636505849" calcext:value-type="float">
            <text:p>20,5726636506</text:p>
          </table:table-cell>
          <table:table-cell table:style-name="ce1" office:value-type="string" calcext:value-type="string">
            <text:p>polar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style-name="ce4" office:value-type="string" calcext:value-type="string">
            <text:p>P en W</text:p>
          </table:table-cell>
          <table:table-cell table:style-name="ce7" table:formula="of:=[.B12]*[.B14]" office:value-type="float" office:value="92.7359799894248" calcext:value-type="float" table:number-columns-spanned="2" table:number-rows-spanned="1">
            <text:p>92,7359799894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46.6141877533163" calcext:value-type="float" table:number-columns-spanned="2" table:number-rows-spanned="1">
            <text:p>46,6141877533</text:p>
          </table:table-cell>
          <table:covered-table-cell/>
          <table:table-cell table:style-name="ce7" table:formula="of:=-[.F12]*[.F14]" office:value-type="float" office:value="-11.8075116942304" calcext:value-type="float" table:number-columns-spanned="2" table:number-rows-spanned="1">
            <text:p>-11,8075116942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5"/>
        </table:table-row>
        <table:table-row table:style-name="ro1">
          <table:table-cell table:style-name="ce4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[.H12]*[.H14]" office:value-type="float" office:value="99.0528479291794" calcext:value-type="float" table:number-columns-spanned="2" table:number-rows-spanned="1">
            <text:p>99,0528479292</text:p>
          </table:table-cell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[.I16]" office:value-type="float" office:value="20.5726636505849" calcext:value-type="float" table:number-columns-spanned="2" table:number-rows-spanned="1">
            <text:p>20,5726636506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Factor de potència</text:p>
          </table:table-cell>
          <table:table-cell/>
          <table:table-cell table:style-name="ce5" table:formula="of:=COS(RADIANS([.B22]))" office:value-type="float" office:value="0.936227296117008" calcext:value-type="float">
            <text:p>0,9362272961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-4" table:style-name="ta2">
        <office:forms form:automatic-focus="false" form:apply-design-mode="false"/>
        <table:table-column table:style-name="co2" table:default-cell-style-name="ce2"/>
        <table:table-column table:style-name="co2" table:default-cell-style-name="ce1"/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>
            <text:p>ejercicio 12-4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circuit</text:p>
          </table:table-cell>
          <table:table-cell office:value-type="string" calcext:value-type="string">
            <text:p>R, L i C en sèri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 en Hz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 en Ω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 en H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 en F</text:p>
          </table:table-cell>
          <table:table-cell office:value-type="float" office:value="0.00005" calcext:value-type="float">
            <text:p>0,00005</text:p>
          </table:table-cell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XL = 2*PI()*f*L</text:p>
          </table:table-cell>
          <table:table-cell table:style-name="ce2"/>
          <table:table-cell table:style-name="ce2" office:value-type="string" calcext:value-type="string">
            <text:p>XC = 1/(2*PI()*f*C)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table:style-name="ce1" table:number-columns-repeated="6"/>
          <table:table-cell table:number-columns-repeated="2"/>
        </table:table-row>
        <table:table-row table:style-name="ro3">
          <table:table-cell office:value-type="string" calcext:value-type="string">
            <text:p>E en V</text:p>
          </table:table-cell>
          <table:table-cell table:formula="of:=[.B12]*COS(RADIANS([.C12]))" office:value-type="float" office:value="201.59995649875" calcext:value-type="float">
            <text:p>201,5999564988</text:p>
          </table:table-cell>
          <table:table-cell table:style-name="ce1" table:formula="of:=[.B12]*SIN(RADIANS([.C12]))" office:value-type="float" office:value="-75.6666870849694" calcext:value-type="float">
            <text:p>-75,666687085</text:p>
          </table:table-cell>
          <table:table-cell table:style-name="ce1" table:formula="of:=[.D12]*COS(RADIANS([.E12]))" office:value-type="float" office:value="38.0342253228188" calcext:value-type="float">
            <text:p>38,0342253228</text:p>
          </table:table-cell>
          <table:table-cell table:style-name="ce1" table:formula="of:=[.D12]*SIN(RADIANS([.E12]))" office:value-type="float" office:value="101.335190768079" calcext:value-type="float">
            <text:p>101,3351907681</text:p>
          </table:table-cell>
          <table:table-cell table:style-name="ce1" table:formula="of:=[.F12]*COS(RADIANS([.G12]))" office:value-type="float" office:value="-9.63418182156844" calcext:value-type="float">
            <text:p>-9,6341818216</text:p>
          </table:table-cell>
          <table:table-cell table:style-name="ce1" table:formula="of:=[.F12]*SIN(RADIANS([.G12]))" office:value-type="float" office:value="-25.6685036831097" calcext:value-type="float">
            <text:p>-25,668503683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ctangular</text:p>
          </table:table-cell>
        </table:table-row>
        <table:table-row table:style-name="ro3">
          <table:table-cell/>
          <table:table-cell table:style-name="ce5" table:formula="of:=[.B14]*[.B16]" office:value-type="float" office:value="215.332278106912" calcext:value-type="float">
            <text:p>215,3322781069</text:p>
          </table:table-cell>
          <table:table-cell table:style-name="ce1" table:formula="of:=[.C14]+[.C16]" office:value-type="float" office:value="-20.5726636505849" calcext:value-type="float">
            <text:p>-20,5726636506</text:p>
          </table:table-cell>
          <table:table-cell table:style-name="ce5" table:formula="of:=[.D14]*[.D16]" office:value-type="float" office:value="108.237808477029" calcext:value-type="float">
            <text:p>108,237808477</text:p>
          </table:table-cell>
          <table:table-cell table:style-name="ce1" table:formula="of:=[.E14]+[.E16]" office:value-type="float" office:value="69.4273363494151" calcext:value-type="float">
            <text:p>69,4273363494</text:p>
          </table:table-cell>
          <table:table-cell table:style-name="ce1" table:formula="of:=[.F14]*[.F16]" office:value-type="float" office:value="27.416957174363" calcext:value-type="float">
            <text:p>27,4169571744</text:p>
          </table:table-cell>
          <table:table-cell table:style-name="ce1" table:formula="of:=[.G14]+[.G16]" office:value-type="float" office:value="-110.572663650585" calcext:value-type="float">
            <text:p>-110,57266365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lar</text:p>
          </table:table-cell>
        </table:table-row>
        <table:table-row table:style-name="ro3">
          <table:table-cell office:value-type="string" calcext:value-type="string">
            <text:p>I en A</text:p>
          </table:table-cell>
          <table:table-cell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table:formula="of:=[.H14]*COS(RADIANS([.I14]))" office:value-type="float" office:value="0.403199912997499" calcext:value-type="float">
            <text:p>0,403199913</text:p>
          </table:table-cell>
          <table:table-cell table:style-name="ce1" table:formula="of:=[.H14]*SIN(RADIANS([.I14]))" office:value-type="float" office:value="-0.151333374169939" calcext:value-type="float">
            <text:p>-0,1513333742</text:p>
          </table:table-cell>
          <table:table-cell table:style-name="ce1" office:value-type="string" calcext:value-type="string">
            <text:p>rectangular</text:p>
          </table:table-cell>
        </table:table-row>
        <table:table-row table:style-name="ro3">
          <table:table-cell/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5" table:formula="of:=[.H12]/[.H16]" office:value-type="float" office:value="0.430664556213824" calcext:value-type="float">
            <text:p>0,4306645562</text:p>
          </table:table-cell>
          <table:table-cell table:style-name="ce1" table:formula="of:=[.I12]-[.I16]" office:value-type="float" office:value="-20.5726636505849" calcext:value-type="float">
            <text:p>-20,5726636506</text:p>
          </table:table-cell>
          <table:table-cell table:style-name="ce1" office:value-type="string" calcext:value-type="string">
            <text:p>polar</text:p>
          </table:table-cell>
        </table:table-row>
        <table:table-row table:style-name="ro3">
          <table:table-cell office:value-type="string" calcext:value-type="string">
            <text:p>Z en Ω</text:p>
          </table:table-cell>
          <table:table-cell table:formula="of:=[.B5]" office:value-type="float" office:value="500" calcext:value-type="float">
            <text:p>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251.327412287183" calcext:value-type="float">
            <text:p>251,327412287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-1/(2*PI()*50*[.B7])" office:value-type="float" office:value="-63.6619772367581" calcext:value-type="float">
            <text:p>-63,6619772368</text:p>
          </table:table-cell>
          <table:table-cell table:style-name="ce1" table:formula="of:=[.B15]+[.D15]+[.F15]" office:value-type="float" office:value="500" calcext:value-type="float">
            <text:p>500</text:p>
          </table:table-cell>
          <table:table-cell table:style-name="ce1" table:formula="of:=[.C15]+[.E15]+[.G15]" office:value-type="float" office:value="187.665435050425" calcext:value-type="float">
            <text:p>187,6654350504</text:p>
          </table:table-cell>
          <table:table-cell table:style-name="ce1" office:value-type="string" calcext:value-type="string">
            <text:p>rectangular</text:p>
          </table:table-cell>
        </table:table-row>
        <table:table-row table:style-name="ro3">
          <table:table-cell/>
          <table:table-cell table:formula="of:=[.B5]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2*PI()*50*[.B6]" office:value-type="float" office:value="251.327412287183" calcext:value-type="float">
            <text:p>251,3274122872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1/(2*PI()*50*[.B7])" office:value-type="float" office:value="63.6619772367581" calcext:value-type="float">
            <text:p>63,6619772368</text:p>
          </table:table-cell>
          <table:table-cell table:style-name="ce1" office:value-type="float" office:value="-90" calcext:value-type="float">
            <text:p>-90</text:p>
          </table:table-cell>
          <table:table-cell table:style-name="ce5" table:formula="of:=SQRT([.H15]*[.H15]+[.I15]*[.I15])" office:value-type="float" office:value="534.058344670941" calcext:value-type="float">
            <text:p>534,0583446709</text:p>
          </table:table-cell>
          <table:table-cell table:style-name="ce1" table:formula="of:=DEGREES(ATAN([.I15]/[.H15]))" office:value-type="float" office:value="20.5726636505849" calcext:value-type="float">
            <text:p>20,5726636506</text:p>
          </table:table-cell>
          <table:table-cell table:style-name="ce1" office:value-type="string" calcext:value-type="string">
            <text:p>polar</text:p>
          </table:table-cell>
        </table:table-row>
        <table:table-row table:style-name="ro3">
          <table:table-cell table:style-name="ce3"/>
          <table:table-cell table:style-name="Default"/>
          <table:table-cell table:number-columns-repeated="8"/>
        </table:table-row>
        <table:table-row table:style-name="ro3">
          <table:table-cell table:style-name="ce3"/>
          <table:table-cell table:style-name="ce6" office:value-type="string" calcext:value-type="string" table:number-columns-spanned="9" table:number-rows-spanned="1">
            <text:p>Potències</text:p>
          </table:table-cell>
          <table:covered-table-cell table:number-columns-repeated="8"/>
        </table:table-row>
        <table:table-row table:style-name="ro3">
          <table:table-cell table:style-name="ce4" office:value-type="string" calcext:value-type="string">
            <text:p>P en W</text:p>
          </table:table-cell>
          <table:table-cell table:style-name="ce7" table:formula="of:=[.B12]*[.B14]" office:value-type="float" office:value="92.7359799894248" calcext:value-type="float" table:number-columns-spanned="2" table:number-rows-spanned="1">
            <text:p>92,7359799894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3">
          <table:table-cell table:style-name="ce4" office:value-type="string" calcext:value-type="string">
            <text:p>Q en VAR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table:formula="of:=[.D12]*[.D14]" office:value-type="float" office:value="46.6141877533163" calcext:value-type="float" table:number-columns-spanned="2" table:number-rows-spanned="1">
            <text:p>46,6141877533</text:p>
          </table:table-cell>
          <table:covered-table-cell/>
          <table:table-cell table:style-name="ce7" table:formula="of:=-[.F12]*[.F14]" office:value-type="float" office:value="-11.8075116942304" calcext:value-type="float" table:number-columns-spanned="2" table:number-rows-spanned="1">
            <text:p>-11,8075116942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3">
          <table:table-cell table:style-name="ce4" office:value-type="string" calcext:value-type="string">
            <text:p>S en VA</text:p>
          </table:table-cell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" table:formula="of:=[.H12]*[.H14]" office:value-type="float" office:value="99.0528479291794" calcext:value-type="float" table:number-columns-spanned="2" table:number-rows-spanned="1">
            <text:p>99,0528479292</text:p>
          </table:table-cell>
          <table:covered-table-cell/>
          <table:table-cell/>
        </table:table-row>
        <table:table-row table:style-name="ro5">
          <table:table-cell table:style-name="ce1" office:value-type="string" calcext:value-type="string">
            <text:p><text:span text:style-name="T1">Angle </text:span><text:span text:style-name="T2">φ</text:span></text:p>
          </table:table-cell>
          <table:table-cell table:style-name="ce8" table:formula="of:=[.I16]" office:value-type="float" office:value="20.5726636505849" calcext:value-type="float" table:number-columns-spanned="2" table:number-rows-spanned="1">
            <text:p>20,5726636506</text:p>
          </table:table-cell>
          <table:covered-table-cell/>
          <table:table-cell table:number-columns-repeated="7"/>
        </table:table-row>
        <table:table-row table:style-name="ro3">
          <table:table-cell office:value-type="string" calcext:value-type="string">
            <text:p>Factor de potència</text:p>
          </table:table-cell>
          <table:table-cell table:style-name="Default"/>
          <table:table-cell table:style-name="ce5" table:formula="of:=COS(RADIANS([.B22]))" office:value-type="float" office:value="0.936227296117008" calcext:value-type="float">
            <text:p>0,9362272961</text:p>
          </table:table-cell>
          <table:table-cell table:number-columns-repeated="7"/>
        </table:table-row>
      </table:table>
      <table:named-expressions>
        <table:named-range table:name="XL" table:base-cell-address="" table:cell-range-address="$#REF!.$D$9: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9">00/00/0000</text:date>, <text:time style:data-style-name="N2" text:time-value="07:17:21.225565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9-1" style:display-name="PageStyle_9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2" style:display-name="PageStyle_9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3" style:display-name="PageStyle_9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4" style:display-name="PageStyle_9-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-3" style:display-name="PageStyle_12-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02-29T07:19:42.623337649</dc:date>
    <meta:editing-duration>PT1M20S</meta:editing-duration>
    <meta:editing-cycles>2</meta:editing-cycles>
    <meta:document-statistic meta:table-count="2" meta:cell-count="184" meta:object-count="0"/>
  </office:meta>
</office:document-meta>
</file>